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5cm" svg:height="1.25cm" svg:x="2.25cm" svg:y="2.25cm">
          <text:p text:style-name="P1"><text:span text:style-name="T1">&lt;&lt;abstract&gt;&gt;</text:span></text:p>
          <text:p text:style-name="P1"><text:span text:style-name="T2">PersonImplBase</text:span></text:p>
        </draw:rect>
        <draw:rect draw:style-name="gr1" draw:text-style-name="P2" draw:layer="layout" svg:width="3.75cm" svg:height="1cm" svg:x="2.25cm" svg:y="5cm">
          <text:p text:style-name="P1"><text:span text:style-name="T2">Person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7.5cm" svg:y="1.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7457.54276827372 272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7.5cm" svg:y="4cm">
          <text:p text:style-name="P1"><text:span text:style-name="T3">Empty class in which all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7cm" svg:y="7cm">
          <text:p text:style-name="P1"><text:span text:style-name="T3">Only generated if it is not there yet</text:span></text:p>
          <draw:enhanced-geometry svg:viewBox="0 0 21600 21600" draw:text-areas="800 800 20800 20800" draw:type="round-rectangular-callout" draw:modifiers="-5878.69362363919 -16592.8057553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6cm" fo:page-height="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8-19T10:11:12</dc:date>
    <meta:editing-cycles>8</meta:editing-cycles>
    <meta:editing-duration>PT56M4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